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cd7d" officeooo:paragraph-rsid="000fcd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méthode possède une limite lorsque la terre est trop riche en matière organique (la solution deviendra verte au cours du refroidissement) <text:s/></text:p>
      <text:p text:style-name="P1">La méthode est très onéreuse du fait de l'utilisation de beaucoups de produits tels que le bichromate ou la solution de sel de Morh. Mais il existe des méthodes plus simple et moins chères.</text:p>
      <text:p text:style-name="P1">Il faut faire très attention lors de la manipulation car on détruit complètement la matière organique par la chauffe.</text:p>
      <text:p text:style-name="P1">Cette méthode est dangereuse du fait du bichromate de potassium, puis après la chauffe et la manipulation où il ne faut surtout pas de contact avec la peau car la solution est très corrosive. </text:p>
      <text:p text:style-name="P1">Le bichromate peut aussi réagir avec quelques corps chimiques comme les nitrates et les carbonates : éléments que l'on retrouve assez facilement dans le sol. Cependant, il ne s'agirait pas d'erreurs notables quand la concentration reste au dessous d'un certain seuil.</text:p>
      <text:p text:style-name="P1">De plus, la méthode de "Anne" n'est pas forcément facile puisqu'il faut être précis dans les quantités et le temps qu'on laisse le ballon sur la flamme.</text:p>
      <text:p text:style-name="P1">Même si la manipulation reste onéreuse, vu le nombre qu'il faut en faire, c'est plus rentable que d'acheter une machine.</text:p>
      <text:p text:style-name="P1"/>
      <text:p text:style-name="P1">L'autre méthode est la pyrolyse Rock-Eval II, un analyseur, qui permet de directement de connaître la teneur en carbonique organique, de l'échantillon par pyrolyse et oxydation. </text:p>
      <text:p text:style-name="P1">De plus, il s'agit d'une machine complète composée de la partie pyrolyse et de l'oxydation ainsi que le contrôle des températures associées. Grâce à la machine, on peut donc faire beaucoup plus d'analyses sans uiliser beaucoup de produits chimiques mais l'utilisation de l'hélium comme gaz vecteur doit être le plus pur possible. On peut effectuer une analyse toute les 20 minutes. </text:p>
      <text:p text:style-name="P1">Un inconvénient reste l'investissement financier qu'il faut effectuer et le nombre d'analyses à faire pour la rentabi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9:28:07.947368403</meta:creation-date>
    <dc:date>2017-12-11T09:30:07.311887940</dc:date>
    <meta:editing-duration>PT1M59S</meta:editing-duration>
    <meta:editing-cycles>1</meta:editing-cycles>
    <meta:generator>LibreOffice/5.3.7.2.0$Linux_X86_64 LibreOffice_project/30m0$Build-2</meta:generator>
    <meta:document-statistic meta:table-count="0" meta:image-count="0" meta:object-count="0" meta:page-count="1" meta:paragraph-count="10" meta:word-count="301" meta:character-count="1862" meta:non-whitespace-character-count="1566"/>
  </office:meta>
</office:document-meta>
</file>